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8492in"/>
    </style:style>
    <style:style style:name="co3" style:family="table-column">
      <style:table-column-properties fo:break-before="auto" style:column-width="0.9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ppleSystemUIFon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3pt" style:language-asian="none" style:country-asian="none" style:font-style-asian="normal" style:font-weight-asian="normal" style:font-name-complex="AppleSystemUIFon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ags</text:p>
          </table:table-cell>
          <table:table-cell table:number-columns-repeated="2"/>
          <table:table-cell table:style-name="Default" office:value-type="string" calcext:value-type="string">
            <text:p>Dia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8fd3ff]If you get stuck, I’ll help you out![/color]","[color=#c32454][right]No thanks, you’ll just make it worse![/right][/color]"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ates</text:p>
          </table:table-cell>
          <table:table-cell office:value-type="string" calcext:value-type="string">
            <text:p>Shuffling</text:p>
          </table:table-cell>
          <table:table-cell/>
          <table:table-cell office:value-type="string" calcext:value-type="string">
            <text:p>["[color=#c32454][right]Quit pushing me around, Angie![/right][/color]","[color=#8fd3ff]I’m sorry, I didn’t mean to.[/color]"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ates</text:p>
          </table:table-cell>
          <table:table-cell table:number-columns-repeated="2"/>
          <table:table-cell office:value-type="string" calcext:value-type="string">
            <text:p>["[color=#c32454][right]I wonder what’s in those boxes..[/right][/color]","[color=#8fd3ff]Something fluffy maybe?[/color]","[color=#c32454][right]..something delicious..[/right][/color]"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ates</text:p>
          </table:table-cell>
          <table:table-cell table:number-columns-repeated="2"/>
          <table:table-cell office:value-type="string" calcext:value-type="string">
            <text:p>["[color=#8fd3ff]How many angels would it take to move two boxes?[/color]","[color=#c32454][right]..does it matter? We only have one...[/right][/color]"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apped</text:p>
          </table:table-cell>
          <table:table-cell table:number-columns-repeated="2"/>
          <table:table-cell office:value-type="string" calcext:value-type="string">
            <text:p>["[color=#c32454][right]You know, if I keep having to help you out, I might just leave you behind..[/right][/color]"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Crates</text:p>
          </table:table-cell>
          <table:table-cell/>
          <table:table-cell office:value-type="string" calcext:value-type="string">
            <text:p>["[color=#c32454][right]Why can’t you push your own crates, Angie?[/right][/color]","[color=#8fd3ff]No I don’t want to! I can’t touch those terrible cursed things![/color]"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uffling</text:p>
          </table:table-cell>
          <table:table-cell table:number-columns-repeated="2"/>
          <table:table-cell office:value-type="string" calcext:value-type="string">
            <text:p>["[color=#8fd3ff]You know, sometimes an angel just needs her space.[/color]","[color=#c32454][right]Good riddance![/right][/color]"]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ze</text:p>
          </table:table-cell>
          <table:table-cell table:number-columns-repeated="2"/>
          <table:table-cell office:value-type="string" calcext:value-type="string">
            <text:p>["[color=#c32454][right]That last place kind of looked like a penguin..[/right][/color]","[color=#8fd3ff]What?[/color]","[color=#c32454][right]..I wonder if I could eat it...[/right][/color]","[color=#8fd3ff]What?[/color]","[color=#c32454][right]..what?[/right][/color]","[color=#c32454][right]...[/right][/color]"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verses</text:p>
          </table:table-cell>
          <table:table-cell table:number-columns-repeated="2"/>
          <table:table-cell office:value-type="string" calcext:value-type="string">
            <text:p>["[color=#8fd3ff]So contrary![/color]","[color=#c32454][right]But backwards is better, you know.[/right][/color]"]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c32454][right]Watch out![/right][/color]"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["[color=#8fd3ff]We did it![/color]"]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["[color=#c32454][right]It’s like a cross between a jungle and a fried chicken..[/right][/color]","[color=#8fd3ff]The last puzzle?[/color]","[color=#c32454][right]..your hair right now..[/right][/color]","[color=#8fd3ff]EEEK![/color]"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8fd3ff]Okay I admit it- I got a little confused on that one![/color]","[color=#c32454][right]Ha! A little?[/right][/color]"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["[color=#c32454][right]..ugh.. It’s slightly claustrophobic in there.[/right][/color]","[color=#8fd3ff]Clauster-what now?[/color]","[color=#c32454][right]Fear of spiders. I think..[/right][/color]"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verses</text:p>
          </table:table-cell>
          <table:table-cell table:number-columns-repeated="2"/>
          <table:table-cell office:value-type="string" calcext:value-type="string">
            <text:p>["[color=#8fd3ff]Slippery![/color]"]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c32454][right]You got a little mixed up there, didn’t you?[/right][/color]"]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Webs</text:p>
          </table:table-cell>
          <table:table-cell office:value-type="string" calcext:value-type="string">
            <text:p>["[color=#c32454][right]A little help?[/right][/color]","[color=#8fd3ff]Ahh... What about this?[/color]","[color=#c32454][right]Nope.[/right][/color]","[color=#8fd3ff]...Did that work?[/color]","[color=#c32454][right]Nope.[/right][/color]","[color=#8fd3ff]I give up![/color]","[color=#c32454][right]...[/right][/color]"]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c32454][right]Ugh, so claustrophobic![/right][/color]","[color=#8fd3ff]Just eat them![/color]","[color=#c32454][right]What, the spiders, or the webs?[/right][/color]","[color=#8fd3ff]No! Wait, what?[/color]"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rapped</text:p>
          </table:table-cell>
          <table:table-cell table:number-columns-repeated="2"/>
          <table:table-cell office:value-type="string" calcext:value-type="string">
            <text:p>["[color=#8fd3ff]Hey, next time let me out faster, Monica![/color]","[color=#c32454][right]Muahahaha![/right][/color]","[color=#8fd3ff]Wait, did you leave me in there on purpose?[/color]","[color=#c32454][right]...[/right][/color]"]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["[color=#c32454][right]What’d you have for lunch?[/right][/color]","[color=#8fd3ff]Don’t ask an angel what she eats, Monica![/color]","[color=#c32454][right]Hehee, I’ll bet you’re starving![/right][/color]","[color=#c32454][right]I found a rat.[/right][/color]"]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Webs</text:p>
          </table:table-cell>
          <table:table-cell table:number-columns-repeated="2"/>
          <table:table-cell office:value-type="string" calcext:value-type="string">
            <text:p>["[color=#8fd3ff]Amazing! That was quite a sticky situation![/color]"]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["[color=#c32454][right]Did you see that?[/right][/color]","[color=#8fd3ff]You mean the rainbow?[/color]","[color=#c32454][right]No.. There was a frog.[/right][/color]","[color=#c32454][right]It got away.[/right][/color]"]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8fd3ff]That was easy![/color]","[color=#c32454][right]You think?[/right][/color]"]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c32454][right]Wait... That was the whole thing?[/right][/color]"]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["[color=#8fd3ff]Great job, Monica![/color]","[color=#c32454][right]Well, someone had to figure it out.[/right][/color]"]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["[color=#c32454][right]That went... well?[/right][/color]","[color=#8fd3ff]Yeah, it was great![/color]","[color=#c32454][right]Ugh.. I was being sarcastic.[/right][/color]"]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8fd3ff]Wow, that was confusing! I’m glad we made it alright![/color]","[color=#c32454][right]No thanks to you..[/right][/color]"]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["[color=#8fd3ff]So, how did I do?[/color]","[color=#c32454][right]..heehee..[/right][/color]","[color=#8fd3ff]What’s that supposed to mean?[/color]"]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["[color=#c32454][right]I found a beetle...[/right][/color]","[color=#c32454][right]...it was delicious.[/right][/color]","[color=#8fd3ff]I think I saw a cute rabbit![/color]","[color=#c32454][right]...it was delicious.[/right][/color]"]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8fd3ff]That was nice![/color]"]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["[color=#c32454][right]You tripped.[/right][/color]"]</text:p>
          </table:table-cell>
        </table:table-row>
      </table:table>
      <table:named-expressions/>
      <table:database-ranges>
        <table:database-range table:name="__Anonymous_Sheet_DB__0" table:target-range-address="Sheet1.A1:Sheet1.E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8:45:20.681940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9T19:41:48.630545126</meta:creation-date>
    <dc:date>2022-01-30T09:15:36.053486078</dc:date>
    <meta:editing-duration>PT58M39S</meta:editing-duration>
    <meta:editing-cycles>3</meta:editing-cycles>
    <meta:generator>LibreOffice/7.0.4.2$MacOSX_X86_64 LibreOffice_project/dcf040e67528d9187c66b2379df5ea4407429775</meta:generator>
    <meta:document-statistic meta:table-count="1" meta:cell-count="106" meta:object-count="0"/>
  </office:meta>
</office:document-meta>
</file>